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Gabriola" svg:font-family="Gabriola" style:font-family-generic="decorative" style:font-pitch="variable"/>
    <style:font-face style:name="Cambria Math" svg:font-family="'Cambria Math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42cm" fo:margin-left="-0.079cm" table:align="left" style:writing-mode="lr-tb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2.048cm"/>
    </style:style>
    <style:style style:name="Table1.D" style:family="table-column">
      <style:table-column-properties style:column-width="1.873cm"/>
    </style:style>
    <style:style style:name="Table1.F" style:family="table-column">
      <style:table-column-properties style:column-width="1.875cm"/>
    </style:style>
    <style:style style:name="Table1.G" style:family="table-column">
      <style:table-column-properties style:column-width="4.332cm"/>
    </style:style>
    <style:style style:name="Table1.H" style:family="table-column">
      <style:table-column-properties style:column-width="0.804cm"/>
    </style:style>
    <style:style style:name="Table1.1" style:family="table-row">
      <style:table-row-properties style:min-row-height="0.914cm" style:keep-together="false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1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1.2" style:family="table-row">
      <style:table-row-properties style:min-row-height="0.751cm" style:keep-together="false" fo:keep-together="always"/>
    </style:style>
    <style:style style:name="Table1.3" style:family="table-row">
      <style:table-row-properties style:min-row-height="0.967cm" style:keep-together="false" fo:keep-together="always"/>
    </style:style>
    <style:style style:name="Table1.4" style:family="table-row">
      <style:table-row-properties style:min-row-height="1.171cm" style:keep-together="false" fo:keep-together="always"/>
    </style:style>
    <style:style style:name="Table1.A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1.C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1.F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H4" style:family="table-cell">
      <style:table-cell-properties style:vertical-align="top" fo:padding="0.097cm" fo:border="0.002cm solid #000000" style:writing-mode="lr-tb"/>
    </style:style>
    <style:style style:name="Table2" style:family="table">
      <style:table-properties style:width="17.281cm" fo:margin-left="-2.545cm" table:align="left" style:writing-mode="lr-tb"/>
    </style:style>
    <style:style style:name="Table2.A" style:family="table-column">
      <style:table-column-properties style:column-width="0.758cm"/>
    </style:style>
    <style:style style:name="Table2.B" style:family="table-column">
      <style:table-column-properties style:column-width="1.774cm"/>
    </style:style>
    <style:style style:name="Table2.C" style:family="table-column">
      <style:table-column-properties style:column-width="2.281cm"/>
    </style:style>
    <style:style style:name="Table2.D" style:family="table-column">
      <style:table-column-properties style:column-width="2.027cm"/>
    </style:style>
    <style:style style:name="Table2.H" style:family="table-column">
      <style:table-column-properties style:column-width="4.36cm"/>
    </style:style>
    <style:style style:name="Table2.1" style:family="table-row">
      <style:table-row-properties style:min-row-height="0.905cm" style:keep-together="false" fo:keep-together="always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2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2.2" style:family="table-row">
      <style:table-row-properties style:min-row-height="0.744cm" style:keep-together="false" fo:keep-together="always"/>
    </style:style>
    <style:style style:name="Table2.3" style:family="table-row">
      <style:table-row-properties style:min-row-height="0.956cm" style:keep-together="false" fo:keep-together="always"/>
    </style:style>
    <style:style style:name="Table2.4" style:family="table-row">
      <style:table-row-properties style:min-row-height="1.161cm" style:keep-together="false" fo:keep-together="always"/>
    </style:style>
    <style:style style:name="Table2.A4" style:family="table-cell">
      <style:table-cell-properties style:vertical-align="top" fo:padding="0.097cm" fo:border="0.002cm solid #000000" style:writing-mode="lr-tb"/>
    </style:style>
    <style:style style:name="Table2.B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2.D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2.G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H4" style:family="table-cell">
      <style:table-cell-properties style:vertical-align="top" style:border-line-width-top="0.002cm 0.035cm 0.002cm" fo:padding="0cm" fo:border-left="0.018cm solid #000000" fo:border-right="0.018cm solid #000000" fo:border-top="0.039cm double #000000" fo:border-bottom="0.018cm solid #000000" style:writing-mode="lr-tb"/>
    </style:style>
    <style:style style:name="Table2.H5" style:family="table-cell">
      <style:table-cell-properties style:vertical-align="top" fo:padding="0cm" fo:border="0.018cm solid #000000" style:writing-mode="lr-tb"/>
    </style:style>
    <style:style style:name="Table2.24" style:family="table-row">
      <style:table-row-properties style:min-row-height="1.205cm" style:keep-together="false" fo:keep-together="always"/>
    </style:style>
    <style:style style:name="Table3" style:family="table">
      <style:table-properties style:width="16.842cm" fo:margin-left="-0.079cm" table:align="left" style:writing-mode="lr-tb"/>
    </style:style>
    <style:style style:name="Table3.A" style:family="table-column">
      <style:table-column-properties style:column-width="1.787cm"/>
    </style:style>
    <style:style style:name="Table3.B" style:family="table-column">
      <style:table-column-properties style:column-width="2.249cm"/>
    </style:style>
    <style:style style:name="Table3.C" style:family="table-column">
      <style:table-column-properties style:column-width="2.048cm"/>
    </style:style>
    <style:style style:name="Table3.D" style:family="table-column">
      <style:table-column-properties style:column-width="1.873cm"/>
    </style:style>
    <style:style style:name="Table3.F" style:family="table-column">
      <style:table-column-properties style:column-width="1.875cm"/>
    </style:style>
    <style:style style:name="Table3.G" style:family="table-column">
      <style:table-column-properties style:column-width="4.332cm"/>
    </style:style>
    <style:style style:name="Table3.H" style:family="table-column">
      <style:table-column-properties style:column-width="0.804cm"/>
    </style:style>
    <style:style style:name="Table3.1" style:family="table-row">
      <style:table-row-properties style:min-row-height="0.914cm" style:keep-together="false" fo:keep-together="always"/>
    </style:style>
    <style:style style:name="Table3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3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3.2" style:family="table-row">
      <style:table-row-properties style:min-row-height="0.751cm" style:keep-together="false" fo:keep-together="always"/>
    </style:style>
    <style:style style:name="Table3.3" style:family="table-row">
      <style:table-row-properties style:min-row-height="0.967cm" style:keep-together="false" fo:keep-together="always"/>
    </style:style>
    <style:style style:name="Table3.4" style:family="table-row">
      <style:table-row-properties style:min-row-height="1.171cm" style:keep-together="false" fo:keep-together="always"/>
    </style:style>
    <style:style style:name="Table3.A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3.C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3.F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H4" style:family="table-cell">
      <style:table-cell-properties style:vertical-align="top" fo:padding="0.097cm" fo:border="0.002cm solid #000000" style:writing-mode="lr-tb"/>
    </style:style>
    <style:style style:name="Table4" style:family="table">
      <style:table-properties style:width="17.281cm" fo:margin-left="-2.545cm" table:align="left" style:writing-mode="lr-tb"/>
    </style:style>
    <style:style style:name="Table4.A" style:family="table-column">
      <style:table-column-properties style:column-width="0.758cm"/>
    </style:style>
    <style:style style:name="Table4.B" style:family="table-column">
      <style:table-column-properties style:column-width="1.774cm"/>
    </style:style>
    <style:style style:name="Table4.C" style:family="table-column">
      <style:table-column-properties style:column-width="2.281cm"/>
    </style:style>
    <style:style style:name="Table4.D" style:family="table-column">
      <style:table-column-properties style:column-width="2.027cm"/>
    </style:style>
    <style:style style:name="Table4.H" style:family="table-column">
      <style:table-column-properties style:column-width="4.36cm"/>
    </style:style>
    <style:style style:name="Table4.1" style:family="table-row">
      <style:table-row-properties style:min-row-height="0.905cm" style:keep-together="false" fo:keep-together="always"/>
    </style:style>
    <style:style style:name="Table4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4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4.2" style:family="table-row">
      <style:table-row-properties style:min-row-height="0.744cm" style:keep-together="false" fo:keep-together="always"/>
    </style:style>
    <style:style style:name="Table4.3" style:family="table-row">
      <style:table-row-properties style:min-row-height="0.956cm" style:keep-together="false" fo:keep-together="always"/>
    </style:style>
    <style:style style:name="Table4.4" style:family="table-row">
      <style:table-row-properties style:min-row-height="1.161cm" style:keep-together="false" fo:keep-together="always"/>
    </style:style>
    <style:style style:name="Table4.A4" style:family="table-cell">
      <style:table-cell-properties style:vertical-align="top" fo:padding="0.097cm" fo:border="0.002cm solid #000000" style:writing-mode="lr-tb"/>
    </style:style>
    <style:style style:name="Table4.B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4.D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4.G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H4" style:family="table-cell">
      <style:table-cell-properties style:vertical-align="top" style:border-line-width-top="0.002cm 0.035cm 0.002cm" fo:padding="0cm" fo:border-left="0.018cm solid #000000" fo:border-right="0.018cm solid #000000" fo:border-top="0.039cm double #000000" fo:border-bottom="0.018cm solid #000000" style:writing-mode="lr-tb"/>
    </style:style>
    <style:style style:name="Table4.H5" style:family="table-cell">
      <style:table-cell-properties style:vertical-align="top" fo:padding="0cm" fo:border="0.018cm solid #000000" style:writing-mode="lr-tb"/>
    </style:style>
    <style:style style:name="Table4.24" style:family="table-row">
      <style:table-row-properties style:min-row-height="1.205cm" style:keep-together="false" fo:keep-together="always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WW-Заголовок" style:master-page-name="Standard">
      <style:paragraph-properties fo:margin-left="0cm" fo:margin-right="-1.905cm" fo:text-align="center" style:justify-single-word="false" fo:orphans="2" fo:widows="2" fo:hyphenation-ladder-count="no-limit" fo:text-indent="-2cm" style:auto-text-indent="false" style:page-number="auto" style:writing-mode="lr-tb"/>
      <style:text-properties style:font-name="Arial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WW-Заголовок" style:master-page-name="Standard">
      <style:paragraph-properties fo:margin-left="0cm" fo:margin-right="-1.905cm" fo:text-align="start" style:justify-single-word="false" fo:orphans="2" fo:widows="2" fo:hyphenation-ladder-count="no-limit" fo:text-indent="-2cm" style:auto-text-indent="false" style:page-number="auto" fo:break-before="page" style:writing-mode="lr-tb"/>
      <style:text-properties style:font-name="Arial" fo:font-weight="normal" style:font-weight-asian="normal" style:font-weight-complex="normal" fo:hyphenate="false" fo:hyphenation-remain-char-count="2" fo:hyphenation-push-char-count="2"/>
    </style:style>
    <style:style style:name="P7" style:family="paragraph" style:parent-style-name="WW-Заголовок">
      <style:paragraph-properties fo:text-align="start" style:justify-single-word="false"/>
    </style:style>
    <style:style style:name="P8" style:family="paragraph" style:parent-style-name="WW-Заголовок" style:master-page-name="Standard">
      <style:paragraph-properties fo:margin-left="0.106cm" fo:margin-right="0cm" fo:text-align="start" style:justify-single-word="false" fo:orphans="2" fo:widows="2" fo:hyphenation-ladder-count="no-limit" fo:text-indent="-1.561cm" style:auto-text-indent="false" style:page-number="auto" style:writing-mode="lr-tb"/>
      <style:text-properties style:font-name="Arial" fo:font-weight="normal" style:font-weight-asian="normal" style:font-weight-complex="normal" fo:hyphenate="false" fo:hyphenation-remain-char-count="2" fo:hyphenation-push-char-count="2"/>
    </style:style>
    <style:style style:name="P9" style:family="paragraph" style:parent-style-name="WW-Заголовок" style:master-page-name="Standard">
      <style:paragraph-properties fo:margin-left="0.106cm" fo:margin-right="2.381cm" fo:text-align="end" style:justify-single-word="false" fo:orphans="2" fo:widows="2" fo:hyphenation-ladder-count="no-limit" fo:text-indent="-1.561cm" style:auto-text-indent="false" style:page-number="auto" style:writing-mode="lr-tb"/>
      <style:text-properties style:font-name="Arial" fo:font-weight="normal" style:font-weight-asian="normal" style:font-weight-complex="normal" fo:hyphenate="false" fo:hyphenation-remain-char-count="2" fo:hyphenation-push-char-count="2"/>
    </style:style>
    <style:style style:name="P10" style:family="paragraph" style:parent-style-name="Heading_20_2" style:list-style-name="WW8Num1">
      <style:paragraph-properties style:snap-to-layout-grid="false"/>
    </style:style>
    <style:style style:name="P11" style:family="paragraph" style:parent-style-name="Heading_20_2" style:list-style-name="WW8Num1">
      <style:paragraph-properties fo:margin-left="1.02cm" fo:margin-right="-0.247cm" fo:text-align="center" style:justify-single-word="false" fo:orphans="2" fo:widows="2" fo:hyphenation-ladder-count="no-limit" fo:text-indent="-1.27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text-rotation-angle="90" style:text-rotation-scale="line-height" fo:hyphenate="true" fo:hyphenation-remain-char-count="2" fo:hyphenation-push-char-count="2"/>
    </style:style>
    <style:style style:name="P12" style:family="paragraph" style:parent-style-name="Heading_20_2">
      <style:paragraph-properties fo:margin-left="0.199cm" fo:margin-right="0cm" fo:text-align="start" style:justify-single-word="false" fo:orphans="2" fo:widows="2" fo:hyphenation-ladder-count="no-limit" fo:text-indent="-0.048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style:text-rotation-angle="90" style:text-rotation-scale="line-heigh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font-name="Cambria Math" fo:language="en" fo:country="US" style:font-name-complex="Cambria Math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style:font-name="Times New Roman" fo:language="en" fo:country="US" style:font-name-complex="Cambria Math"/>
    </style:style>
    <style:style style:name="T8" style:family="text">
      <style:text-properties style:font-name="Times New Roman" style:font-name-complex="Cambria Mat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51"/></text:span><text:span text:style-name="T7">Перечень <text:s text:c="2"/></text:span><text:span text:style-name="T8">БДКГ-2</text:span><text:span text:style-name="T7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3" office:value-type="string">
            <text:p text:style-name="P1">Внутрен-ний</text:p>
            <text:p text:style-name="P1">номер</text:p>
          </table:table-cell>
          <table:table-cell table:style-name="Table1.A1" table:number-rows-spanned="3" office:value-type="string">
            <text:p text:style-name="P1">Серийный</text:p>
            <text:p text:style-name="P1">номер</text:p>
          </table:table-cell>
          <table:table-cell table:style-name="Table1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1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1.A1" table:number-rows-spanned="3" office:value-type="string">
            <text:list xml:id="list7365989529789448586" text:style-name="WW8Num1">
              <text:list-item>
                <text:list>
                  <text:list-item>
                    <text:h text:style-name="P10" text:outline-level="2">Примечания</text:h>
                  </text:list-item>
                </text:list>
              </text:list-item>
            </text:list>
          </table:table-cell>
          <table:table-cell table:style-name="Table1.H1" table:number-rows-spanned="3" office:value-type="string">
            <text:list xml:id="list31421028" text:continue-numbering="true" text:style-name="WW8Num1">
              <text:list-item>
                <text:list>
                  <text:list-item>
                    <text:h text:style-name="P11" text:outline-level="2"><text:span text:style-name="T5">Дата,</text:span><text:span text:style-name="T6"> </text:span><text:span text:style-name="T5">Ф.И.О.</text:span></text:h>
                  </text:list-item>
                </text:list>
              </text:list-item>
            </text:list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A1" table:number-rows-spanned="2" office:value-type="string">
            <text:p text:style-name="P1">На фоне</text:p>
          </table:table-cell>
          <table:table-cell table:style-name="Table1.A1" table:number-columns-spanned="2" office:value-type="string">
            <text:p text:style-name="P1">С источником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1-й диап.</text:p>
          </table:table-cell>
          <table:table-cell table:style-name="Table1.A1" office:value-type="string">
            <text:p text:style-name="P1">2-й диап.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A4" office:value-type="string">
            <text:list xml:id="list31411627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  <table:table-cell table:style-name="Table1.H4" table:number-rows-spanned="21" office:value-type="string">
            <text:list xml:id="list31397956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2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</table:table>
      <text:p text:style-name="P8"><text:span text:style-name="T7"><text:s text:c="3"/>Перечень <text:s text:c="2"/></text:span><text:span text:style-name="T8">БДКГ-2</text:span><text:span text:style-name="T7">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column table:style-name="Table2.H"/>
        <table:table-row table:style-name="Table2.1">
          <table:table-cell table:style-name="Table2.A1" table:number-rows-spanned="3" office:value-type="string">
            <text:h text:style-name="P12" text:outline-level="2">Дата, <text:s/>Ф.И.О.</text:h>
          </table:table-cell>
          <table:table-cell table:style-name="Table2.A1" table:number-rows-spanned="3" office:value-type="string">
            <text:p text:style-name="P1">Внутрен-ний</text:p>
            <text:p text:style-name="P1">номер</text:p>
          </table:table-cell>
          <table:table-cell table:style-name="Table2.A1" table:number-rows-spanned="3" office:value-type="string">
            <text:p text:style-name="P1">Серийный</text:p>
            <text:p text:style-name="P1">номер</text:p>
          </table:table-cell>
          <table:table-cell table:style-name="Table2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2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2.H1" table:number-rows-spanned="3" office:value-type="string">
            <text:list xml:id="list31418997" text:continue-numbering="true" text:style-name="WW8Num1">
              <text:list-item>
                <text:list>
                  <text:list-item>
                    <text:h text:style-name="P10" text:outline-level="2">Примечания</text:h>
                  </text:list-item>
                </text:list>
              </text:list-item>
            </text:list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1">На фоне</text:p>
          </table:table-cell>
          <table:table-cell table:style-name="Table2.A1" table:number-columns-spanned="2" office:value-type="string">
            <text:p text:style-name="P1">С источником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">1-й диап.</text:p>
          </table:table-cell>
          <table:table-cell table:style-name="Table2.A1" office:value-type="string">
            <text:p text:style-name="P1">2-й диап.</text:p>
          </table:table-cell>
          <table:covered-table-cell/>
        </table:table-row>
        <table:table-row table:style-name="Table2.4">
          <table:table-cell table:style-name="Table2.A4" table:number-rows-spanned="21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4" office:value-type="string">
            <text:list xml:id="list31410297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2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2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</table:table>
      <text:p text:style-name="P7"/>
      <text:p text:style-name="P6"><text:span text:style-name="T7"><text:s text:c="16"/>Перечень <text:s text:c="2"/></text:span><text:span text:style-name="T8">БДКГ-2</text:span><text:span text:style-name="T7">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rows-spanned="3" office:value-type="string">
            <text:p text:style-name="P1">Внутрен-ний</text:p>
            <text:p text:style-name="P1">номер</text:p>
          </table:table-cell>
          <table:table-cell table:style-name="Table3.A1" table:number-rows-spanned="3" office:value-type="string">
            <text:p text:style-name="P1">Серийный</text:p>
            <text:p text:style-name="P1">номер</text:p>
          </table:table-cell>
          <table:table-cell table:style-name="Table3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3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3.A1" table:number-rows-spanned="3" office:value-type="string">
            <text:list xml:id="list31404430" text:continue-numbering="true" text:style-name="WW8Num1">
              <text:list-item>
                <text:list>
                  <text:list-item>
                    <text:h text:style-name="P10" text:outline-level="2">Примечания</text:h>
                  </text:list-item>
                </text:list>
              </text:list-item>
            </text:list>
          </table:table-cell>
          <table:table-cell table:style-name="Table3.H1" table:number-rows-spanned="3" office:value-type="string">
            <text:list xml:id="list31402760" text:continue-numbering="true" text:style-name="WW8Num1">
              <text:list-item>
                <text:list>
                  <text:list-item>
                    <text:h text:style-name="P11" text:outline-level="2"><text:span text:style-name="T5">Дата,</text:span><text:span text:style-name="T6"> </text:span><text:span text:style-name="T5">Ф.И.О.</text:span></text:h>
                  </text:list-item>
                </text:list>
              </text:list-item>
            </text:list>
          </table:table-cell>
        </table:table-row>
        <table:table-row table:style-name="Table3.2">
          <table:covered-table-cell/>
          <table:covered-table-cell/>
          <table:covered-table-cell/>
          <table:table-cell table:style-name="Table3.A1" table:number-rows-spanned="2" office:value-type="string">
            <text:p text:style-name="P1">На фоне</text:p>
          </table:table-cell>
          <table:table-cell table:style-name="Table3.A1" table:number-columns-spanned="2" office:value-type="string">
            <text:p text:style-name="P1">С источником</text:p>
          </table:table-cell>
          <table:covered-table-cell/>
          <table:covered-table-cell/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table-cell table:style-name="Table3.A1" office:value-type="string">
            <text:p text:style-name="P1">1-й диап.</text:p>
          </table:table-cell>
          <table:table-cell table:style-name="Table3.A1" office:value-type="string">
            <text:p text:style-name="P1">2-й диап.</text:p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1"/>
          </table:table-cell>
          <table:table-cell table:style-name="Table3.A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A4" office:value-type="string">
            <text:p text:style-name="P1"/>
          </table:table-cell>
          <table:table-cell table:style-name="Table3.A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A4" office:value-type="string">
            <text:list xml:id="list31401673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  <table:table-cell table:style-name="Table3.H4" table:number-rows-spanned="21" office:value-type="string">
            <text:list xml:id="list31402099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2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  <table:table-row table:style-name="Table3.4"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F4" office:value-type="string">
            <text:p text:style-name="P1"/>
          </table:table-cell>
          <table:covered-table-cell/>
        </table:table-row>
      </table:table>
      <text:p text:style-name="P9"><text:span text:style-name="T7">Перечень <text:s text:c="2"/></text:span><text:span text:style-name="T8">БДКГ-2</text:span><text:span text:style-name="T7">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4"/>
        <table:table-column table:style-name="Table4.H"/>
        <table:table-row table:style-name="Table4.1">
          <table:table-cell table:style-name="Table4.A1" table:number-rows-spanned="3" office:value-type="string">
            <text:h text:style-name="P12" text:outline-level="2">Дата, <text:s/>Ф.И.О.</text:h>
          </table:table-cell>
          <table:table-cell table:style-name="Table4.A1" table:number-rows-spanned="3" office:value-type="string">
            <text:p text:style-name="P1">Внутрен-ний</text:p>
            <text:p text:style-name="P1">номер</text:p>
          </table:table-cell>
          <table:table-cell table:style-name="Table4.A1" table:number-rows-spanned="3" office:value-type="string">
            <text:p text:style-name="P1">Серийный</text:p>
            <text:p text:style-name="P1">номер</text:p>
          </table:table-cell>
          <table:table-cell table:style-name="Table4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4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4.H1" table:number-rows-spanned="3" office:value-type="string">
            <text:list xml:id="list31423596" text:continue-numbering="true" text:style-name="WW8Num1">
              <text:list-item>
                <text:list>
                  <text:list-item>
                    <text:h text:style-name="P10" text:outline-level="2">Примечания</text:h>
                  </text:list-item>
                </text:list>
              </text:list-item>
            </text:list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A1" table:number-rows-spanned="2" office:value-type="string">
            <text:p text:style-name="P1">На фоне</text:p>
          </table:table-cell>
          <table:table-cell table:style-name="Table4.A1" table:number-columns-spanned="2" office:value-type="string">
            <text:p text:style-name="P1">С источником</text:p>
          </table:table-cell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">1-й диап.</text:p>
          </table:table-cell>
          <table:table-cell table:style-name="Table4.A1" office:value-type="string">
            <text:p text:style-name="P1">2-й диап.</text:p>
          </table:table-cell>
          <table:covered-table-cell/>
        </table:table-row>
        <table:table-row table:style-name="Table4.4">
          <table:table-cell table:style-name="Table4.A4" table:number-rows-spanned="21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D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4" office:value-type="string">
            <text:list xml:id="list31395503" text:continue-numbering="true" text:style-name="WW8Num1">
              <text:list-item>
                <text:list>
                  <text:list-item>
                    <text:h text:style-name="P10" text:outline-level="2"/>
                  </text:list-item>
                </text:list>
              </text:list-item>
            </text:list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4">
          <table:covered-table-cell/>
          <table:table-cell table:style-name="Table4.G4" office:value-type="string">
            <text:p text:style-name="P2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  <table:table-row table:style-name="Table4.24">
          <table:covered-table-cell/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G4" office:value-type="string">
            <text:p text:style-name="P1"/>
          </table:table-cell>
          <table:table-cell table:style-name="Table4.H5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Gabriola" svg:font-family="Gabriola" style:font-family-generic="decorative" style:font-pitch="variable"/>
    <style:font-face style:name="Cambria Math" svg:font-family="'Cambria Math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2" draw:display-name="Dash 2" draw:style="rect" draw:dots2="1" draw:dots2-length="0.036cm" draw:distance="0.02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1pt" fo:language="ru" fo:country="RU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text-align="center" style:justify-single-word="false" fo:text-indent="-0.762cm" style:auto-text-indent="false" fo:keep-with-next="always">
        <style:tab-stops>
          <style:tab-stop style:position="0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text-align="center" style:justify-single-word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-1.27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20pt" fo:font-weight="bold" style:font-size-asian="20pt" style:font-weight-asian="bold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Heading_20_2_20_Char" style:display-name="Heading 2 Char" style:family="text">
      <style:text-properties fo:font-size="14pt" style:font-size-asian="14pt" style:language-asian="zh" style:country-asian="C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cm" fo:margin-bottom="0.046cm" fo:margin-left="3.501cm" fo:margin-right="1.413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046cm" fo:margin-left="3.501cm" fo:margin-right="3.1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КГ-АТ2503</dc:title>
    <meta:initial-creator>ss</meta:initial-creator>
    <meta:creation-date>2018-03-26T11:56:00</meta:creation-date>
    <dc:date>2019-04-15T11:20:40.04</dc:date>
    <meta:print-date>2018-03-26T13:46:00</meta:print-date>
    <meta:editing-cycles>18</meta:editing-cycles>
    <meta:editing-duration>PT2H8M1S</meta:editing-duration>
    <meta:generator>OpenOffice/4.1.4$Win32 OpenOffice.org_project/414m5$Build-9788</meta:generator>
    <meta:document-statistic meta:table-count="4" meta:image-count="0" meta:object-count="0" meta:page-count="4" meta:paragraph-count="56" meta:word-count="88" meta:character-count="648"/>
  </office:meta>
</office:document-meta>
</file>